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1" fo:font-size="13.5pt"/>
    </style:style>
    <style:style style:name="P2" style:family="paragraph" style:parent-style-name="Text_20_body">
      <style:text-properties fo:color="#000000" style:font-name="Times New Roman1" fo:font-size="13.5pt" fo:font-weight="bold"/>
    </style:style>
    <style:style style:name="P3" style:family="paragraph" style:parent-style-name="Text_20_body">
      <style:paragraph-properties fo:margin-left="1.1in" fo:margin-right="0in" fo:text-indent="0in" style:auto-text-indent="false"/>
      <style:text-properties fo:color="#000000" style:font-name="Times New Roman1" fo:font-size="13.5pt"/>
    </style:style>
    <style:style style:name="P4" style:family="paragraph" style:parent-style-name="Text_20_body">
      <style:paragraph-properties fo:margin-left="1.5in" fo:margin-right="0in" fo:text-indent="-1.5in" style:auto-text-indent="false">
        <style:tab-stops>
          <style:tab-stop style:position="-0.5102in"/>
        </style:tab-stops>
      </style:paragraph-properties>
    </style:style>
    <style:style style:name="P5" style:family="paragraph" style:parent-style-name="Text_20_body">
      <style:paragraph-properties fo:margin-left="1.5in" fo:margin-right="0in" fo:text-indent="-1.5in" style:auto-text-indent="false">
        <style:tab-stops>
          <style:tab-stop style:position="-0.5209in"/>
        </style:tab-stops>
      </style:paragraph-properties>
    </style:style>
    <style:style style:name="P6" style:family="paragraph" style:parent-style-name="Text_20_body">
      <style:paragraph-properties fo:margin-left="0in" fo:margin-right="0in" fo:text-indent="0in" style:auto-text-indent="false"/>
    </style:style>
    <style:style style:name="T1" style:family="text">
      <style:text-properties fo:font-variant="normal" fo:text-transform="none" fo:color="#000000"/>
    </style:style>
    <style:style style:name="T2" style:family="text">
      <style:text-properties fo:font-variant="normal" fo:text-transform="none" fo:color="#000000" style:font-name="Times New Roman1" fo:font-size="13.5pt"/>
    </style:style>
    <style:style style:name="T3" style:family="text">
      <style:text-properties fo:color="#000000" style:font-name="Times New Roman1"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rements Analysis Document (RAD)</text:p>
      <text:p text:style-name="Text_20_body"><text:span text:style-name="T3">1.</text:span><text:span text:style-name="T2"> </text:span><text:span text:style-name="T3">Introduction</text:span></text:p>
      <text:p text:style-name="P6"><text:span text:style-name="T3"><text:tab/>1.1</text:span><text:span text:style-name="T2"> </text:span><text:span text:style-name="T3">Purpose of the system</text:span></text:p>
      <text:p text:style-name="P6"><text:span text:style-name="T3"><text:tab/>1.2</text:span><text:span text:style-name="T2"> </text:span><text:span text:style-name="T3">Scope of the system</text:span></text:p>
      <text:p text:style-name="P6"><text:span text:style-name="T3"><text:tab/>1.3</text:span><text:span text:style-name="T2"> </text:span><text:span text:style-name="T3">Objectives and success criteria of the project</text:span></text:p>
      <text:p text:style-name="P6"><text:span text:style-name="T3"><text:tab/>1.4</text:span><text:span text:style-name="T2"> </text:span><text:span text:style-name="T3">Definitions, acronyms, and abbreviations</text:span></text:p>
      <text:p text:style-name="P6"><text:span text:style-name="T3"><text:tab/>1.5</text:span><text:span text:style-name="T2"> </text:span><text:span text:style-name="T3">References</text:span></text:p>
      <text:p text:style-name="P6"><text:span text:style-name="T3"><text:tab/>1.6</text:span><text:span text:style-name="T2"> </text:span><text:span text:style-name="T3">Overview</text:span></text:p>
      <text:p text:style-name="Text_20_body"><text:span text:style-name="T3">2.</text:span><text:span text:style-name="T2"> </text:span><text:span text:style-name="T3">Current System</text:span></text:p>
      <text:p text:style-name="P1">(If no such system currently in place, describe the similar software system)</text:p>
      <text:p text:style-name="Text_20_body"><text:span text:style-name="T3">3.</text:span><text:span text:style-name="T2"> </text:span><text:span text:style-name="T3">Proposed System</text:span></text:p>
      <text:p text:style-name="P6"><text:span text:style-name="T3"><text:tab/>3.1</text:span><text:span text:style-name="T2"> </text:span><text:span text:style-name="T3">Overview</text:span></text:p>
      <text:p text:style-name="P6"><text:span text:style-name="T3"><text:tab/>3.2</text:span><text:span text:style-name="T2"> </text:span><text:span text:style-name="T3">Functional requirement</text:span></text:p>
      <text:p text:style-name="P3">This is a fairly large section detailing the services that will be provided by your system to the end user. This section forms the basis for acceptance testing. It should contain functions available to different types of general users, and it may also include functions available to the advanced users, administrative users and so forth. You can break this section into subsections such as 3.2.1, 3.2.2 etc.</text:p>
      <text:p text:style-name="P6"><text:span text:style-name="T3"><text:tab/>3.3</text:span><text:span text:style-name="T2"> </text:span><text:span text:style-name="T3">Nonfunctional requirements</text:span></text:p>
      <text:p text:style-name="P4"><text:span text:style-name="T1"><text:s/><text:tab/></text:span><text:span text:style-name="T3">3.3.1</text:span><text:span text:style-name="T2"> </text:span><text:span text:style-name="T3">Usability</text:span></text:p>
      <text:p text:style-name="P5"><text:span text:style-name="T1"><text:tab/></text:span><text:span text:style-name="T3">3.3.2</text:span><text:span text:style-name="T2"> </text:span><text:span text:style-name="T3">Reliability</text:span></text:p>
      <text:p text:style-name="P5"><text:span text:style-name="T3"><text:tab/>3.3.3</text:span><text:span text:style-name="T2"> </text:span><text:span text:style-name="T3">Performance</text:span></text:p>
      <text:p text:style-name="P5"><text:span text:style-name="T3"><text:tab/>3.3.4</text:span><text:span text:style-name="T2"> </text:span><text:span text:style-name="T3">Supportability</text:span></text:p>
      <text:p text:style-name="P5"><text:span text:style-name="T3"><text:tab/>3.3.5</text:span><text:span text:style-name="T2"> </text:span><text:span text:style-name="T3">Implementation</text:span></text:p>
      <text:p text:style-name="P5"><text:span text:style-name="T3"><text:tab/>3.3.6</text:span><text:span text:style-name="T2"> </text:span><text:span text:style-name="T3">Interface</text:span></text:p>
      <text:p text:style-name="P5"><text:span text:style-name="T3"><text:tab/>3.3.7</text:span><text:span text:style-name="T2"> </text:span><text:span text:style-name="T3">Packaging</text:span></text:p>
      <text:p text:style-name="P6"><text:span text:style-name="T3"><text:tab/>3.4</text:span><text:span text:style-name="T2"> </text:span><text:span text:style-name="T3">System models</text:span></text:p>
      <text:p text:style-name="P5"><text:span text:style-name="T3"><text:tab/>3.4.1</text:span><text:span text:style-name="T2"> </text:span><text:span text:style-name="T3">Scenarios</text:span></text:p>
      <text:p text:style-name="P5"><text:span text:style-name="T3"><text:tab/>3.4.2</text:span><text:span text:style-name="T2"> </text:span><text:span text:style-name="T3">Use case model</text:span></text:p>
      <text:p text:style-name="P5"><text:span text:style-name="T3"><text:tab/>3.4.3</text:span><text:span text:style-name="T2"> </text:span><text:span text:style-name="T3">Object model</text:span></text:p>
      <text:p text:style-name="P5"><text:span text:style-name="T3"><text:tab/>3.4.4</text:span><text:span text:style-name="T2"> </text:span><text:span text:style-name="T3">Dynamic model</text:span></text:p>
      <text:p text:style-name="P5"><text:span text:style-name="T3"><text:tab/>3.4.5</text:span><text:span text:style-name="T2"> </text:span><text:span text:style-name="T3">User Interface </text:span></text:p>
      <text:p text:style-name="Text_20_body"><text:soft-page-break/><text:span text:style-name="T3">4.</text:span><text:span text:style-name="T2"> </text:span><text:span text:style-name="T3">Glossary</text:span></text:p>
      <text:p text:style-name="Text_20_body"><text:span text:style-name="T3">5.</text:span><text:span text:style-name="T2"> </text:span><text:span text:style-name="T3">Refere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12T14:17:04.62</meta:creation-date>
    <meta:document-statistic meta:table-count="0" meta:image-count="0" meta:object-count="0" meta:page-count="2" meta:paragraph-count="30" meta:word-count="162" meta:character-count="1080"/>
    <dc:date>2010-02-12T14:20:14.91</dc:date>
    <meta:editing-duration>PT00H03M11S</meta:editing-duration>
    <meta:editing-cycles>1</meta:editing-cycles>
    <meta:generator>OpenOffice.org/3.1$Win32 OpenOffice.org_project/310m11$Build-9399</meta:generator>
  </office:meta>
</office:document-meta>
</file>